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Helper.toSystem( DependencyDescriptor dd , Namespace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transform( ModuleId mid , NamespaceTransformer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Helper.transform( ArtifactId artifactId , NamespaceTransformer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SpaceHelper.transform( MetadataArtifactDownloadReport report , NamespaceTransformer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ameSpaceHelper.transform( Artifact artifact , NamespaceTransformer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SpaceHelper.transform( DependencyDescriptor dd , NamespaceTransformer t , boolean from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toSystem( ModuleDescriptor md , Namespace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toSystem( ResolvedModuleRevision rmr , Namespace 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SpaceHelper.transformOrganisation( String org , NamespaceTransformer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NameSpac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